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courier new" svg:font-family="'courier new', courier"/>
  </office:font-face-decls>
  <office:automatic-styles>
    <style:style style:name="wkdvie-Linux-Command-Cheetsheet-Table" style:family="table">
      <style:table-properties style:width="17.013cm" fo:margin-left="0cm" table:align="left" style:shadow="none" style:may-break-between-rows="true" table:border-model="collapsing"/>
    </style:style>
    <style:style style:name="wkdvie-Linux-Command-Cheetsheet-Table.A" style:family="table-column">
      <style:table-column-properties style:column-width="4.313cm"/>
    </style:style>
    <style:style style:name="wkdvie-Linux-Command-Cheetsheet-Table.B" style:family="table-column">
      <style:table-column-properties style:column-width="12.7cm"/>
    </style:style>
    <style:style style:name="wkdvie-Linux-Command-Cheetsheet-Table.1" style:family="table-row">
      <style:table-row-properties fo:keep-together="auto"/>
    </style:style>
    <style:style style:name="wkdvie-Linux-Command-Cheetsheet-Tabl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kdvie-Linux-Command-Cheetsheet-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kdvie-Linux-Command-Cheetsheet-Tabl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kdvie-Linux-Command-Cheetsheet-Table.35" style:family="table-row">
      <style:table-row-properties style:min-row-height="0.926cm" fo:keep-together="auto"/>
    </style:style>
    <style:style style:name="Tabelle1" style:family="table">
      <style:table-properties style:width="17.013cm" fo:margin-left="0cm" table:align="left" style:shadow="none" style:may-break-between-rows="true" table:border-model="collapsing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13.203cm"/>
    </style:style>
    <style:style style:name="Tabel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7.013cm" fo:margin-left="0cm" table:align="left" style:shadow="none" style:may-break-between-rows="true" table:border-model="collapsing"/>
    </style:style>
    <style:style style:name="Tabelle2.A" style:family="table-column">
      <style:table-column-properties style:column-width="3.704cm"/>
    </style:style>
    <style:style style:name="Tabelle2.B" style:family="table-column">
      <style:table-column-properties style:column-width="13.309cm"/>
    </style:style>
    <style:style style:name="Tabel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style:line-height-at-least="0.582cm"/>
      <style:text-properties style:use-window-font-color="true" loext:opacity="0%" style:font-name="Ubuntu" fo:font-size="12pt" fo:font-weight="normal" officeooo:paragraph-rsid="00325450" fo:background-color="transparent" style:font-weight-asian="normal" style:font-weight-complex="normal"/>
    </style:style>
    <style:style style:name="P2" style:family="paragraph" style:parent-style-name="Preformatted_20_Text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84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margin-top="0cm" fo:margin-bottom="0.499cm" style:contextual-spacing="false"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84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.582cm" fo:text-align="start" style:justify-single-word="false"/>
      <style:text-properties style:use-window-font-color="true" loext:opacity="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384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line-height-at-least="0.582cm" fo:text-align="start" style:justify-single-word="false"/>
      <style:text-properties style:use-window-font-color="true" loext:opacity="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3eca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style:line-height-at-least="0.582cm" fo:text-align="center" style:justify-single-word="false"/>
      <style:text-properties style:use-window-font-color="true" loext:opacity="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3eca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style:line-height-at-least="0.582cm"/>
      <style:text-properties style:use-window-font-color="true" loext:opacity="0%" style:font-name="Ubuntu" fo:font-size="12pt" fo:font-weight="normal" officeooo:paragraph-rsid="0020bb4d" fo:background-color="transparent" style:font-weight-asian="normal" style:font-weight-complex="normal"/>
    </style:style>
    <style:style style:name="P8" style:family="paragraph" style:parent-style-name="Standard">
      <style:paragraph-properties style:line-height-at-least="0.582cm"/>
      <style:text-properties style:use-window-font-color="true" loext:opacity="0%" style:font-name="Ubuntu" fo:font-size="12pt" fo:font-weight="normal" officeooo:paragraph-rsid="0024fb61" fo:background-color="transparent" style:font-weight-asian="normal" style:font-weight-complex="normal"/>
    </style:style>
    <style:style style:name="P9" style:family="paragraph" style:parent-style-name="Standard">
      <style:paragraph-properties style:line-height-at-least="0.582cm"/>
      <style:text-properties style:use-window-font-color="true" loext:opacity="0%" style:font-name="Ubuntu" fo:font-size="12pt" fo:font-weight="normal" officeooo:paragraph-rsid="002316b8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82cm" fo:text-align="center" style:justify-single-word="false"/>
      <style:text-properties fo:color="#c9211e" loext:opacity="100%" style:text-outline="false" style:text-line-through-style="none" style:text-line-through-type="none" style:text-position="0% 100%" style:font-name="Ubuntu" fo:font-size="18pt" fo:font-style="normal" fo:text-shadow="none" style:text-underline-style="none" fo:font-weight="bold" officeooo:paragraph-rsid="004384ba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top="0cm" fo:margin-bottom="0.499cm" style:contextual-spacing="false" style:line-height-at-least="0.582cm" fo:text-align="center" style:justify-single-word="false"/>
      <style:text-properties fo:color="#c9211e" loext:opacity="100%" style:text-outline="false" style:text-line-through-style="none" style:text-line-through-type="none" style:font-name="Ubuntu" fo:font-size="16pt" fo:font-style="normal" fo:text-shadow="none" style:text-underline-style="none" fo:font-weight="bold" officeooo:paragraph-rsid="004384ba" fo:background-color="transparent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fc52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84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b2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2b9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2b9" officeooo:paragraph-rsid="003fc52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4e1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317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a87c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339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b06" officeooo:paragraph-rsid="00418b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b06" officeooo:paragraph-rsid="0049b2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802" officeooo:paragraph-rsid="004db8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1e" officeooo:paragraph-rsid="004fb61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1237" officeooo:paragraph-rsid="0051123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8274" officeooo:paragraph-rsid="00578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38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style:line-height-at-least="0.582cm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731af" officeooo:paragraph-rsid="004731a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style:line-height-at-least="0.582cm" fo:text-align="center" style:justify-single-word="false"/>
      <style:text-properties fo:color="#069a2e" loext:opacity="100%" style:font-name="Ubuntu" fo:font-size="24pt" fo:font-weight="bold" officeooo:paragraph-rsid="0020bb4d" fo:background-color="transparent" style:font-size-asian="24pt" style:font-weight-asian="bold" style:font-size-complex="24pt" style:font-weight-complex="bold"/>
    </style:style>
    <style:style style:name="P32" style:family="paragraph" style:parent-style-name="Standard">
      <style:text-properties style:font-name="Ubuntu" fo:font-weight="normal" officeooo:paragraph-rsid="003fc52b" style:font-weight-asian="normal" style:font-weight-complex="normal"/>
    </style:style>
    <style:style style:name="P33" style:family="paragraph" style:parent-style-name="Standard">
      <style:text-properties style:font-name="Ubuntu" fo:font-weight="normal" officeooo:rsid="003deb06" officeooo:paragraph-rsid="003fc52b" style:font-weight-asian="normal" style:font-weight-complex="normal"/>
    </style:style>
    <style:style style:name="P34" style:family="paragraph" style:parent-style-name="Standard">
      <style:text-properties style:font-name="Ubuntu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206e4"/>
    </style:style>
    <style:style style:name="T2" style:family="text">
      <style:text-properties officeooo:rsid="0024fb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84ba" style:font-weight-asian="bold" style:font-weight-complex="bold"/>
    </style:style>
    <style:style style:name="T5" style:family="text">
      <style:text-properties officeooo:rsid="00264eaa"/>
    </style:style>
    <style:style style:name="T6" style:family="text">
      <style:text-properties officeooo:rsid="002bd39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loext:opacity="0%" officeooo:rsid="003402b9"/>
    </style:style>
    <style:style style:name="T9" style:family="text">
      <style:text-properties style:use-window-font-color="true" loext:opacity="0%" style:font-name="Ubuntu" officeooo:rsid="003402b9"/>
    </style:style>
    <style:style style:name="T10" style:family="text">
      <style:text-properties style:use-window-font-color="true" loext:opacity="0%" style:font-name="Ubuntu" officeooo:rsid="00341c11"/>
    </style:style>
    <style:style style:name="T11" style:family="text">
      <style:text-properties style:font-name="courier new"/>
    </style:style>
    <style:style style:name="T12" style:family="text">
      <style:text-properties officeooo:rsid="003438c5"/>
    </style:style>
    <style:style style:name="T13" style:family="text">
      <style:text-properties officeooo:rsid="0039e317"/>
    </style:style>
    <style:style style:name="T14" style:family="text">
      <style:text-properties officeooo:rsid="003ba87c"/>
    </style:style>
    <style:style style:name="T15" style:family="text">
      <style:text-properties officeooo:rsid="003d1430"/>
    </style:style>
    <style:style style:name="T16" style:family="text">
      <style:text-properties officeooo:rsid="003dc339"/>
    </style:style>
    <style:style style:name="T17" style:family="text">
      <style:text-properties officeooo:rsid="003deb06"/>
    </style:style>
    <style:style style:name="T18" style:family="text">
      <style:text-properties officeooo:rsid="003fc52b"/>
    </style:style>
    <style:style style:name="T19" style:family="text">
      <style:text-properties officeooo:rsid="003804e1"/>
    </style:style>
    <style:style style:name="T20" style:family="text">
      <style:text-properties officeooo:rsid="00418b62"/>
    </style:style>
    <style:style style:name="T21" style:family="text">
      <style:text-properties officeooo:rsid="00436832"/>
    </style:style>
    <style:style style:name="T22" style:family="text">
      <style:text-properties fo:color="#666666" loext:opacity="100%" officeooo:rsid="00325450" fo:background-color="transparent" loext:char-shading-value="0"/>
    </style:style>
    <style:style style:name="T23" style:family="text">
      <style:text-properties fo:color="#666666" loext:opacity="100%" officeooo:rsid="00326abb" fo:background-color="transparent" loext:char-shading-value="0"/>
    </style:style>
    <style:style style:name="T24" style:family="text">
      <style:text-properties officeooo:rsid="004384ba"/>
    </style:style>
    <style:style style:name="T25" style:family="text">
      <style:text-properties officeooo:rsid="003deb06" fo:background-color="transparent" loext:char-shading-value="0"/>
    </style:style>
    <style:style style:name="T26" style:family="text">
      <style:text-properties officeooo:rsid="004384ba" fo:background-color="transparent" loext:char-shading-value="0"/>
    </style:style>
    <style:style style:name="T27" style:family="text">
      <style:text-properties style:font-name="Ubuntu"/>
    </style:style>
    <style:style style:name="T28" style:family="text">
      <style:text-properties style:font-name="Ubuntu" officeooo:rsid="00325450"/>
    </style:style>
    <style:style style:name="T29" style:family="text">
      <style:text-properties style:font-name="Ubuntu" fo:language="de" fo:country="AT" fo:font-style="italic" style:font-style-asian="italic" style:font-style-complex="italic"/>
    </style:style>
    <style:style style:name="T30" style:family="text">
      <style:text-properties style:font-name="Ubuntu" fo:language="de" fo:country="AT" fo:font-weight="bold" style:font-weight-asian="bold" style:font-weight-complex="bold"/>
    </style:style>
    <style:style style:name="T31" style:family="text">
      <style:text-properties style:font-name="Ubuntu" fo:language="de" fo:country="AT" fo:font-weight="bold" officeooo:rsid="0030eaf4" style:font-weight-asian="bold" style:font-weight-complex="bold"/>
    </style:style>
    <style:style style:name="T32" style:family="text">
      <style:text-properties style:font-name="Ubuntu" fo:language="de" fo:country="AT" fo:font-weight="bold" officeooo:rsid="004384ba" style:font-weight-asian="bold" style:font-weight-complex="bold"/>
    </style:style>
    <style:style style:name="T33" style:family="text">
      <style:text-properties style:font-name="Ubuntu" fo:language="de" fo:country="AT" fo:font-weight="bold" officeooo:rsid="0033d358" style:font-weight-asian="bold" style:font-weight-complex="bold"/>
    </style:style>
    <style:style style:name="T34" style:family="text">
      <style:text-properties style:font-name="Ubuntu" fo:language="de" fo:country="AT" fo:font-weight="bold" officeooo:rsid="00325450" style:font-weight-asian="bold" style:font-weight-complex="bold"/>
    </style:style>
    <style:style style:name="T35" style:family="text">
      <style:text-properties style:font-name="Ubuntu" fo:language="de" fo:country="AT" officeooo:rsid="0030eaf4"/>
    </style:style>
    <style:style style:name="T36" style:family="text">
      <style:text-properties style:font-name="Ubuntu" fo:language="de" fo:country="AT" officeooo:rsid="0033d358"/>
    </style:style>
    <style:style style:name="T37" style:family="text">
      <style:text-properties style:font-name="Ubuntu" fo:language="de" fo:country="AT" officeooo:rsid="00325450"/>
    </style:style>
    <style:style style:name="T38" style:family="text">
      <style:text-properties style:font-name="Ubuntu" fo:font-weight="normal" style:font-weight-asian="normal" style:font-weight-complex="normal"/>
    </style:style>
    <style:style style:name="T39" style:family="text">
      <style:text-properties style:font-name="Ubuntu" fo:font-weight="bold" style:font-weight-asian="bold" style:font-weight-complex="bold"/>
    </style:style>
    <style:style style:name="T40" style:family="text">
      <style:text-properties officeooo:rsid="0043ecad"/>
    </style:style>
    <style:style style:name="T41" style:family="text">
      <style:text-properties officeooo:rsid="004731af"/>
    </style:style>
    <style:style style:name="T42" style:family="text">
      <style:text-properties officeooo:rsid="0049b2a0"/>
    </style:style>
    <style:style style:name="T43" style:family="text">
      <style:text-properties fo:font-style="italic" officeooo:rsid="0049b2a0" style:font-style-asian="italic" style:font-style-complex="italic"/>
    </style:style>
    <style:style style:name="T44" style:family="text">
      <style:text-properties officeooo:rsid="004bbd7d"/>
    </style:style>
    <style:style style:name="T45" style:family="text">
      <style:text-properties officeooo:rsid="00511237"/>
    </style:style>
    <style:style style:name="T46" style:family="text">
      <style:text-properties officeooo:rsid="0054dbfd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weight="normal" style:font-weight-asian="normal" style:font-weight-complex="normal"/>
    </style:style>
    <style:style style:name="T49" style:family="text">
      <style:text-properties style:font-name="Liberation Serif" officeooo:rsid="0055d547"/>
    </style:style>
    <style:style style:name="T50" style:family="text">
      <style:text-properties officeooo:rsid="005782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My Linux C</text:span>ommands <text:span text:style-name="T1">Cheatsheet</text:span><text:span text:style-name="T24">s</text:span></text:p>
      <text:p text:style-name="P7"/>
      <text:p text:style-name="P7"/>
      <text:p text:style-name="P32"/>
      <text:p text:style-name="P32"/>
      <table:table table:name="wkdvie-Linux-Command-Cheetsheet-Table" table:style-name="wkdvie-Linux-Command-Cheetsheet-Table" table:template-name="Default Style">
        <table:table-column table:style-name="wkdvie-Linux-Command-Cheetsheet-Table.A"/>
        <table:table-column table:style-name="wkdvie-Linux-Command-Cheetsheet-Table.B"/>
        <table:table-row table:style-name="wkdvie-Linux-Command-Cheetsheet-Table.1">
          <table:table-cell table:style-name="wkdvie-Linux-Command-Cheetsheet-Table.A1" table:number-columns-spanned="2" office:value-type="string">
            <text:p text:style-name="P30">Linux OS</text:p>
          </table:table-cell>
          <table:covered-table-cell/>
        </table:table-row>
        <table:table-row table:style-name="wkdvie-Linux-Command-Cheetsheet-Table.1">
          <table:table-cell table:style-name="wkdvie-Linux-Command-Cheetsheet-Table.A2" office:value-type="string">
            <text:p text:style-name="P13"><text:span text:style-name="T18">s</text:span>tartx</text:p>
          </table:table-cell>
          <table:table-cell table:style-name="wkdvie-Linux-Command-Cheetsheet-Table.B2" office:value-type="string">
            <text:p text:style-name="P13"><text:span text:style-name="T41">Start </text:span>GUI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6">sudo systemctl start|stop|restart<text:span text:style-name="T42">|enable|disable</text:span> &lt;<text:span text:style-name="T43">service</text:span><text:span text:style-name="T42">&gt;</text:span></text:p>
          </table:table-cell>
          <table:table-cell table:style-name="wkdvie-Linux-Command-Cheetsheet-Table.B2" office:value-type="string">
            <text:p text:style-name="P16">Starting, stopping, restarting, <text:span text:style-name="T42">enable or disable</text:span> a service on a currently running system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6">sudo systemctl <text:span text:style-name="T42">start|</text:span>stop gdm (or sudo telinit 3)</text:p>
          </table:table-cell>
          <table:table-cell table:style-name="wkdvie-Linux-Command-Cheetsheet-Table.B2" office:value-type="string">
            <text:p text:style-name="P24"><text:span text:style-name="T42">Start or stop Graphical Display Manager (</text:span>On Ubuntu versions before 18.04 LTS, substitute lightdm for gdm<text:span text:style-name="T42">)</text:span>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3">Alt+F2</text:p>
          </table:table-cell>
          <table:table-cell table:style-name="wkdvie-Linux-Command-Cheetsheet-Table.B2" office:value-type="string">
            <text:p text:style-name="P13">Linux command <text:span text:style-name="T2">terminal mit &amp; ohne GUI</text:span>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3">SUPER-L</text:p>
          </table:table-cell>
          <table:table-cell table:style-name="wkdvie-Linux-Command-Cheetsheet-Table.B2" office:value-type="string">
            <text:p text:style-name="P13">Screen Lock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3">CTRL-F</text:p>
          </table:table-cell>
          <table:table-cell table:style-name="wkdvie-Linux-Command-Cheetsheet-Table.B2" office:value-type="string">
            <text:p text:style-name="P13">Nautilus Suchleiste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3">ctrl + l im filemanager</text:p>
          </table:table-cell>
          <table:table-cell table:style-name="wkdvie-Linux-Command-Cheetsheet-Table.B2" office:value-type="string">
            <text:p text:style-name="P13">Aktueller Pfad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3">CTR-DEL</text:p>
          </table:table-cell>
          <table:table-cell table:style-name="wkdvie-Linux-Command-Cheetsheet-Table.B2" office:value-type="string">
            <text:p text:style-name="P13">Datei Löschen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3">Shift-DEL</text:p>
          </table:table-cell>
          <table:table-cell table:style-name="wkdvie-Linux-Command-Cheetsheet-Table.B2" office:value-type="string">
            <text:p text:style-name="P13">Permanent Löschen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2">sudo find -type f -name '*suchbegriff*' -delete</text:p>
          </table:table-cell>
          <table:table-cell table:style-name="wkdvie-Linux-Command-Cheetsheet-Table.B2" office:value-type="string">
            <text:p text:style-name="P12">Alles löschen das den Suchbegriff beinhaltet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4">var/log</text:p>
          </table:table-cell>
          <table:table-cell table:style-name="wkdvie-Linux-Command-Cheetsheet-Table.B2" office:value-type="string">
            <text:p text:style-name="P13"><text:span text:style-name="T7">Zeigt letzte modifizierte Datei</text:span>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7">which</text:p>
          </table:table-cell>
          <table:table-cell table:style-name="wkdvie-Linux-Command-Cheetsheet-Table.B2" office:value-type="string">
            <text:p text:style-name="P18"><text:span text:style-name="T7">search programs</text:span>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4"><text:span text:style-name="T8">whereis</text:span></text:p>
          </table:table-cell>
          <table:table-cell table:style-name="wkdvie-Linux-Command-Cheetsheet-Table.B2" office:value-type="string">
            <text:p text:style-name="P14"><text:span text:style-name="T9">search programs in extended system range </text:span><text:span text:style-name="T10">and</text:span><text:span text:style-name="T27"> locating source and </text:span><text:span text:style-name="Strong_20_Emphasis"><text:span text:style-name="T38">man</text:span></text:span><text:span text:style-name="T27"> files</text:span>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4">xdpyinfo | grep dim</text:p>
          </table:table-cell>
          <table:table-cell table:style-name="wkdvie-Linux-Command-Cheetsheet-Table.B2" office:value-type="string">
            <text:p text:style-name="P14">Screen Solution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4">ca<text:span text:style-name="T21">t</text:span></text:p>
          </table:table-cell>
          <table:table-cell table:style-name="wkdvie-Linux-Command-Cheetsheet-Table.B2" office:value-type="string">
            <text:p text:style-name="P14">used to type out a file (or combine files).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4">head</text:p>
          </table:table-cell>
          <table:table-cell table:style-name="wkdvie-Linux-Command-Cheetsheet-Table.B2" office:value-type="string">
            <text:p text:style-name="P14">used to show the first few lines of a file.</text:p>
          </table:table-cell>
        </table:table-row>
        <table:table-row table:style-name="TableLine94570952180224">
          <table:table-cell table:style-name="wkdvie-Linux-Command-Cheetsheet-Table.A2" office:value-type="string">
            <text:p text:style-name="P14">tail</text:p>
          </table:table-cell>
          <table:table-cell table:style-name="wkdvie-Linux-Command-Cheetsheet-Table.B2" office:value-type="string">
            <text:p text:style-name="P14">used to show the last few lines of a file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man</text:p>
          </table:table-cell>
          <table:table-cell table:style-name="wkdvie-Linux-Command-Cheetsheet-Table.B2" office:value-type="string">
            <text:p text:style-name="P14">used to view documentation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pwd</text:p>
          </table:table-cell>
          <table:table-cell table:style-name="wkdvie-Linux-Command-Cheetsheet-Table.B2" office:value-type="string">
            <text:p text:style-name="P14"><text:span text:style-name="T3"><text:s/></text:span>Displays the present working directory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cd ~ or cd </text:p>
          </table:table-cell>
          <table:table-cell table:style-name="wkdvie-Linux-Command-Cheetsheet-Table.B2" office:value-type="string">
            <text:p text:style-name="P14"><text:span text:style-name="T12">C</text:span>hange to your home directory (shortcut name is ~ (tilde))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cd .. </text:p>
          </table:table-cell>
          <table:table-cell table:style-name="wkdvie-Linux-Command-Cheetsheet-Table.B2" office:value-type="string">
            <text:p text:style-name="P14"><text:span text:style-name="T12">C</text:span>hange to parent directory (..)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cd - <text:s/></text:p>
          </table:table-cell>
          <table:table-cell table:style-name="wkdvie-Linux-Command-Cheetsheet-Table.B2" office:value-type="string">
            <text:p text:style-name="P14"><text:span text:style-name="T12">C</text:span>hange to previous directory (- (minus))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9">cd / <text:s/></text:span></text:p>
          </table:table-cell>
          <table:table-cell table:style-name="wkdvie-Linux-Command-Cheetsheet-Table.B2" office:value-type="string">
            <text:p text:style-name="P14"><text:span text:style-name="T19">Change to the root directory</text:span></text:p>
          </table:table-cell>
        </table:table-row>
        <text:soft-page-break/>
        <table:table-row table:style-name="wkdvie-Linux-Command-Cheetsheet-Table.1">
          <table:table-cell table:style-name="wkdvie-Linux-Command-Cheetsheet-Table.A2" office:value-type="string">
            <text:p text:style-name="P19">ls</text:p>
          </table:table-cell>
          <table:table-cell table:style-name="wkdvie-Linux-Command-Cheetsheet-Table.B2" office:value-type="string">
            <text:p text:style-name="P19">List the contents of the present working directory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9">ls –a </text:p>
          </table:table-cell>
          <table:table-cell table:style-name="wkdvie-Linux-Command-Cheetsheet-Table.B2" office:value-type="string">
            <text:p text:style-name="P19">List all files, including hidden files and directories (those whose name startwith. )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5">Ls -lR</text:p>
          </table:table-cell>
          <table:table-cell table:style-name="wkdvie-Linux-Command-Cheetsheet-Table.B2" office:value-type="string">
            <text:p text:style-name="P25">Prints out dirs with files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0">ls -li </text:p>
          </table:table-cell>
          <table:table-cell table:style-name="wkdvie-Linux-Command-Cheetsheet-Table.B2" office:value-type="string">
            <text:p text:style-name="P20">print out inode number which is a unique quantity for each file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tree </text:p>
          </table:table-cell>
          <table:table-cell table:style-name="wkdvie-Linux-Command-Cheetsheet-Table.B2" office:value-type="string">
            <text:p text:style-name="P14">Displays a tree view of the filesystem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Strong_20_Emphasis"><text:span text:style-name="T39">tree -d</text:span></text:span><text:span text:style-name="T39"> </text:span></text:p>
          </table:table-cell>
          <table:table-cell table:style-name="wkdvie-Linux-Command-Cheetsheet-Table.B2" office:value-type="string">
            <text:p text:style-name="P14">view just the directories and to suppress listing file names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3">ln</text:span></text:p>
          </table:table-cell>
          <table:table-cell table:style-name="wkdvie-Linux-Command-Cheetsheet-Table.B2" office:value-type="string">
            <text:p text:style-name="P14"><text:span text:style-name="T13">Create hard link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0">ln -s</text:p>
          </table:table-cell>
          <table:table-cell table:style-name="wkdvie-Linux-Command-Cheetsheet-Table.B2" office:value-type="string">
            <text:p text:style-name="P20">Create soft link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1">pushd </text:p>
          </table:table-cell>
          <table:table-cell table:style-name="wkdvie-Linux-Command-Cheetsheet-Table.B2" office:value-type="string">
            <text:p text:style-name="P21">change dir and put it on a system remenbering list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1">dirs</text:p>
          </table:table-cell>
          <table:table-cell table:style-name="wkdvie-Linux-Command-Cheetsheet-Table.B2" office:value-type="string">
            <text:p text:style-name="P21">show remembering list</text:p>
          </table:table-cell>
        </table:table-row>
        <table:table-row table:style-name="wkdvie-Linux-Command-Cheetsheet-Table.35">
          <table:table-cell table:style-name="wkdvie-Linux-Command-Cheetsheet-Table.A2" office:value-type="string">
            <text:p text:style-name="P14"><text:span text:style-name="T14">popd </text:span></text:p>
          </table:table-cell>
          <table:table-cell table:style-name="wkdvie-Linux-Command-Cheetsheet-Table.B2" office:value-type="string">
            <text:p text:style-name="P14"><text:span text:style-name="T14">jump backwards trough that list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cat</text:p>
          </table:table-cell>
          <table:table-cell table:style-name="wkdvie-Linux-Command-Cheetsheet-Table.B2" office:value-type="string">
            <text:p text:style-name="P14">Used for viewing files that are not very long; it does not provide any scroll-back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2">cat -n</text:p>
          </table:table-cell>
          <table:table-cell table:style-name="wkdvie-Linux-Command-Cheetsheet-Table.B2" office:value-type="string">
            <text:p text:style-name="P22">shows line numbers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5">t</text:span>ac</text:p>
          </table:table-cell>
          <table:table-cell table:style-name="wkdvie-Linux-Command-Cheetsheet-Table.B2" office:value-type="string">
            <text:p text:style-name="P14">Used to look at a file backwards, starting with the last line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5">l</text:span>ess </text:p>
          </table:table-cell>
          <table:table-cell table:style-name="wkdvie-Linux-Command-Cheetsheet-Table.B2" office:value-type="string">
            <text:p text:style-name="P14">Used to view larger files because it is a paging program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5">t</text:span>ail </text:p>
          </table:table-cell>
          <table:table-cell table:style-name="wkdvie-Linux-Command-Cheetsheet-Table.B2" office:value-type="string">
            <text:p text:style-name="P14">Used to print the last 10 lines of a file by default. <text:span text:style-name="T16">C</text:span>hange the number of lines by doing -*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-n 15 or just -15 </text:p>
          </table:table-cell>
          <table:table-cell table:style-name="wkdvie-Linux-Command-Cheetsheet-Table.B2" office:value-type="string">
            <text:p text:style-name="P14">if you wanted to look at the last 15 lines instead of the default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5">h</text:span>ead</text:p>
          </table:table-cell>
          <table:table-cell table:style-name="wkdvie-Linux-Command-Cheetsheet-Table.B2" office:value-type="string">
            <text:p text:style-name="P14">The opposite of tail; by default, it prints the first 10 lines of a file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2">wc</text:p>
          </table:table-cell>
          <table:table-cell table:style-name="wkdvie-Linux-Command-Cheetsheet-Table.B2" office:value-type="string">
            <text:p text:style-name="P22">word count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3">touch &lt;filename&gt; -t 12092000:</text:p>
          </table:table-cell>
          <table:table-cell table:style-name="wkdvie-Linux-Command-Cheetsheet-Table.B2" office:value-type="string">
            <text:p text:style-name="P23">Create a file with timestamp 12.09.2000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mkdir /usr/sampdir</text:p>
          </table:table-cell>
          <table:table-cell table:style-name="wkdvie-Linux-Command-Cheetsheet-Table.B2" office:value-type="string">
            <text:p text:style-name="P14"><text:span text:style-name="T17">C</text:span>reates a sample directory called sampdir under /usr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3">rmdir</text:p>
          </table:table-cell>
          <table:table-cell table:style-name="wkdvie-Linux-Command-Cheetsheet-Table.B2" office:value-type="string">
            <text:p text:style-name="P23">Remove empty dir <text:span text:style-name="T44">only on empty directories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3">rm</text:p>
          </table:table-cell>
          <table:table-cell table:style-name="wkdvie-Linux-Command-Cheetsheet-Table.B2" office:value-type="string">
            <text:p text:style-name="P23"><text:span text:style-name="T18">R</text:span>emove <text:span text:style-name="T18">a file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3">rm -<text:span text:style-name="T18">f</text:span></text:p>
          </table:table-cell>
          <table:table-cell table:style-name="wkdvie-Linux-Command-Cheetsheet-Table.B2" office:value-type="string">
            <text:p text:style-name="P23"><text:span text:style-name="T18">Force r</text:span>emove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7">rm -</text:span><text:span text:style-name="T18">i</text:span><text:span text:style-name="T17"> </text:span></text:p>
          </table:table-cell>
          <table:table-cell table:style-name="wkdvie-Linux-Command-Cheetsheet-Table.B2" office:value-type="string">
            <text:p text:style-name="P14"><text:span text:style-name="T18">Prompt before </text:span><text:span text:style-name="T20">removing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7">rm -rf</text:span></text:p>
          </table:table-cell>
          <table:table-cell table:style-name="wkdvie-Linux-Command-Cheetsheet-Table.B2" office:value-type="string">
            <text:p text:style-name="P14"><text:span text:style-name="T17">R</text:span>emove a directory and all of its contents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17">m</text:span><text:span text:style-name="T18">v</text:span></text:p>
          </table:table-cell>
          <table:table-cell table:style-name="wkdvie-Linux-Command-Cheetsheet-Table.B2" office:value-type="string">
            <text:p text:style-name="P14"><text:span text:style-name="T18">Rename file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6">locate bin | grep zip</text:p>
          </table:table-cell>
          <table:table-cell table:style-name="wkdvie-Linux-Command-Cheetsheet-Table.B2" office:value-type="string">
            <text:p text:style-name="P26">Findet alle einträge in denen bin und zip vorkommt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6">locate / find</text:p>
          </table:table-cell>
          <table:table-cell table:style-name="wkdvie-Linux-Command-Cheetsheet-Table.B2" office:value-type="string">
            <text:p text:style-name="P26">Suchfunktion. <text:span text:style-name="T45">Locate muss 1x pro tag mir updatedb aktualisiert werden, </text:span><text:soft-page-break/><text:span text:style-name="T45">find nicht.</text:span> Mit -ls sieht man zus. informationen.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7">du &lt;filename&gt;</text:p>
          </table:table-cell>
          <table:table-cell table:style-name="wkdvie-Linux-Command-Cheetsheet-Table.B2" office:value-type="string">
            <text:p text:style-name="P27">Zeigt den Disk Usage <text:span text:style-name="T50">eine Datei an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find /usr -name gcc</text:p>
            <text:p text:style-name="P14"/>
          </table:table-cell>
          <table:table-cell table:style-name="wkdvie-Linux-Command-Cheetsheet-Table.B2" office:value-type="string">
            <text:p text:style-name="P14">Searching for files and directories named gcc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find /usr -type d -name gcc</text:p>
          </table:table-cell>
          <table:table-cell table:style-name="wkdvie-Linux-Command-Cheetsheet-Table.B2" office:value-type="string">
            <text:p text:style-name="P14">Searching only for directories named gcc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find /usr -type <text:span text:style-name="T46">f</text:span> -name gcc</text:p>
          </table:table-cell>
          <table:table-cell table:style-name="wkdvie-Linux-Command-Cheetsheet-Table.B2" office:value-type="string">
            <text:p text:style-name="P14">Searching only for regular files named gcc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find -name "*.swp" -exec rm {} ’;’</text:p>
          </table:table-cell>
          <table:table-cell table:style-name="wkdvie-Linux-Command-Cheetsheet-Table.B2" office:value-type="string">
            <text:p text:style-name="P14"><text:span text:style-name="T49">R</text:span><text:span text:style-name="T47">emove all files that end with </text:span><text:span text:style-name="Strong_20_Emphasis"><text:span text:style-name="T47">.</text:span></text:span><text:span text:style-name="Strong_20_Emphasis"><text:span text:style-name="T48">swp. The {} (squiggly brackets) is a placeholder that will be filled with all the file names that result from the find expression, and the preceding command will be run on each one individually.</text:span></text:span>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28">find / -ctime 3</text:p>
          </table:table-cell>
          <table:table-cell table:style-name="wkdvie-Linux-Command-Cheetsheet-Table.B2" office:value-type="string">
            <text:p text:style-name="P28">C: indode, a: accessed/last read, m: last modified; time_ days, min: Minuten usw.. value: - is leas tham, + more than. So find / -mmin -10 bedeutet finde file die vor weniger als 10 Minuten modified worden ist. 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><text:span text:style-name="T50">find / size 0</text:span></text:p>
          </table:table-cell>
          <table:table-cell table:style-name="wkdvie-Linux-Command-Cheetsheet-Table.B2" office:value-type="string">
            <text:p text:style-name="P14">Note the size here is in 512-byte blocks, by default; you can also specify bytes (c), kilobytes (k), megabytes (M), gigabytes (G), etc. As with the time numbers above, file sizes can also be exact numbers (n), +n or -n. For details, consult the man page for find.</text:p>
            <text:p text:style-name="P14">For example, to find files greater than 10 MB in size and running a command on those files:</text:p>
            <text:p text:style-name="P14">$ find / -size +10M -exec command {} ’;’</text:p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  <table:table-row table:style-name="wkdvie-Linux-Command-Cheetsheet-Table.1">
          <table:table-cell table:style-name="wkdvie-Linux-Command-Cheetsheet-Table.A2" office:value-type="string">
            <text:p text:style-name="P14"/>
          </table:table-cell>
          <table:table-cell table:style-name="wkdvie-Linux-Command-Cheetsheet-Table.B2" office:value-type="string">
            <text:p text:style-name="P14"/>
          </table:table-cell>
        </table:table-row>
      </table:table>
      <text:p text:style-name="P34"><text:span text:style-name="T3"><text:s/></text:span></text:p>
      <text:p text:style-name="P33"><text:span text:style-name="T3"/></text:p>
      <text:p text:style-name="P33"><text:span text:style-name="T3"/></text:p>
      <table:table table:name="Tabelle1" table:style-name="Tabelle1" table:template-name="Default Style">
        <table:table-column table:style-name="Tabelle1.A"/>
        <table:table-column table:style-name="Tabelle1.B"/>
        <table:table-row table:style-name="TableLine94570943039072">
          <table:table-cell table:style-name="Tabelle1.A1" table:number-columns-spanned="2" office:value-type="string">
            <text:p text:style-name="P10"><text:span text:style-name="T26">OS S</text:span><text:span text:style-name="T25">hutdown</text:span>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29"><text:span text:style-name="T22">S</text:span><text:span text:style-name="T23">y</text:span><text:span text:style-name="T22">ntax</text:span></text:p>
          </table:table-cell>
          <table:table-cell table:style-name="Tabelle1.B2" office:value-type="string">
            <text:p text:style-name="P15"><text:span text:style-name="T28"><text:s/></text:span><text:span text:style-name="Source_20_Text"><text:span text:style-name="T29">shutdown [OPTIONS] [TIME] [MESSAGE]</text:span></text:span></text:p>
          </table:table-cell>
        </table:table-row>
        <table:table-row table:style-name="TableLine94570943039072">
          <table:table-cell table:style-name="Tabelle1.A2" office:value-type="string">
            <text:p text:style-name="P2"><text:span text:style-name="Source_20_Text"><text:span text:style-name="T31">sudo </text:span></text:span><text:span text:style-name="Source_20_Text"><text:span text:style-name="T30">shutdown</text:span></text:span></text:p>
          </table:table-cell>
          <table:table-cell table:style-name="Tabelle1.B2" office:value-type="string">
            <text:p text:style-name="P2"><text:span text:style-name="Source_20_Text"><text:span text:style-name="T35">shutdown in 1 minute</text:span>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Source_20_Text"><text:span text:style-name="T31">sudo shutdown no</text:span></text:span><text:span text:style-name="Source_20_Text"><text:span text:style-name="T32">w</text:span></text:span></text:p>
          </table:table-cell>
          <table:table-cell table:style-name="Tabelle1.B2" office:value-type="string">
            <text:p text:style-name="P2"><text:span text:style-name="Source_20_Text"><text:span text:style-name="T35">shutdown immediately</text:span></text:span></text:p>
          </table:table-cell>
        </table:table-row>
        <text:soft-page-break/>
        <table:table-row table:style-name="TableLine94570943039072">
          <table:table-cell table:style-name="Tabelle1.A2" office:value-type="string">
            <text:p text:style-name="P2"><text:span text:style-name="Source_20_Text"><text:span text:style-name="T31">sudo shutdown 10:0</text:span></text:span><text:span text:style-name="Source_20_Text"><text:span text:style-name="T32">0</text:span></text:span></text:p>
          </table:table-cell>
          <table:table-cell table:style-name="Tabelle1.B2" office:value-type="string">
            <text:p text:style-name="P2"><text:span text:style-name="Source_20_Text"><text:span text:style-name="T35">shutdown at 10 AM</text:span>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Source_20_Text"><text:span text:style-name="T31">sudo shutdown +30</text:span></text:span></text:p>
          </table:table-cell>
          <table:table-cell table:style-name="Tabelle1.B2" office:value-type="string">
            <text:p text:style-name="P2"><text:span text:style-name="Source_20_Text"><text:span text:style-name="T35">shutdown in 30 Minutes</text:span></text:span></text:p>
          </table:table-cell>
        </table:table-row>
        <table:table-row table:style-name="TableLine94570943039072">
          <table:table-cell table:style-name="Tabelle1.A2" office:value-type="string">
            <text:p text:style-name="P2"><text:span text:style-name="Source_20_Text"><text:span text:style-name="T31">sudo shutdown -</text:span></text:span><text:span text:style-name="Source_20_Text"><text:span text:style-name="T33">h</text:span></text:span></text:p>
          </table:table-cell>
          <table:table-cell table:style-name="Tabelle1.B2" office:value-type="string">
            <text:p text:style-name="P2"><text:span text:style-name="Source_20_Text"><text:span text:style-name="T36">halt system</text:span></text:span></text:p>
          </table:table-cell>
        </table:table-row>
        <table:table-row table:style-name="TableLine94570943039072">
          <table:table-cell table:style-name="Tabelle1.A2" office:value-type="string">
            <text:p text:style-name="P2"><text:span text:style-name="Source_20_Text"><text:span text:style-name="T31">sudo shutdown -</text:span></text:span><text:span text:style-name="Source_20_Text"><text:span text:style-name="T34">r now</text:span></text:span></text:p>
          </table:table-cell>
          <table:table-cell table:style-name="Tabelle1.B2" office:value-type="string">
            <text:p text:style-name="P2"><text:span text:style-name="Source_20_Text"><text:span text:style-name="T37">restart immediately</text:span></text:span></text:p>
          </table:table-cell>
        </table:table-row>
        <table:table-row table:style-name="TableLine94570943039072">
          <table:table-cell table:style-name="Tabelle1.A2" office:value-type="string">
            <text:p text:style-name="P2"><text:span text:style-name="Source_20_Text"><text:span text:style-name="T31">sudo shutdown -</text:span></text:span><text:span text:style-name="Source_20_Text"><text:span text:style-name="T34">r </text:span></text:span><text:span text:style-name="Source_20_Text"><text:span text:style-name="T31">10:00</text:span></text:span><text:span text:style-name="Source_20_Text"><text:span text:style-name="T35"> </text:span></text:span></text:p>
          </table:table-cell>
          <table:table-cell table:style-name="Tabelle1.B2" office:value-type="string">
            <text:p text:style-name="P2"><text:span text:style-name="Source_20_Text"><text:span text:style-name="T37">restart</text:span></text:span><text:span text:style-name="Source_20_Text"><text:span text:style-name="T35"> at 10 AM</text:span></text:span></text:p>
          </table:table-cell>
        </table:table-row>
        <table:table-row table:style-name="TableLine94570943039072">
          <table:table-cell table:style-name="Tabelle1.A2" office:value-type="string">
            <text:p text:style-name="P2"><text:span text:style-name="Source_20_Text"><text:span text:style-name="T31">sudo </text:span></text:span><text:span text:style-name="Source_20_Text"><text:span text:style-name="T34">shutdown -</text:span></text:span><text:span text:style-name="Source_20_Text"><text:span text:style-name="T32">c</text:span></text:span><text:span text:style-name="Source_20_Text"><text:span text:style-name="T37"> </text:span></text:span></text:p>
          </table:table-cell>
          <table:table-cell table:style-name="Tabelle1.B2" office:value-type="string">
            <text:p text:style-name="P2"><text:span text:style-name="Source_20_Text"><text:span text:style-name="T37">cancel </text:span></text:span><text:span text:style-name="Source_20_Text"><text:span text:style-name="T35">shutdown</text:span></text:span></text:p>
          </table:table-cell>
        </table:table-row>
        <table:table-row table:style-name="Tabelle1.2">
          <table:table-cell table:style-name="Tabelle1.A2" office:value-type="string">
            <text:p text:style-name="P3"><text:span text:style-name="Source_20_Text"><text:span text:style-name="T31">date -d @`cat /run/systemd/shutdown/scheduled | head -n 1 | cut -c6-15` </text:span></text:span></text:p>
          </table:table-cell>
          <table:table-cell table:style-name="Tabelle1.B2" office:value-type="string">
            <text:p text:style-name="P3"><text:span text:style-name="Source_20_Text"><text:span text:style-name="T37">check scheduled shutdown</text:span></text:span></text:p>
          </table:table-cell>
        </table:table-row>
      </table:table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2" table:style-name="Tabelle2" table:template-name="Default Style">
        <table:table-column table:style-name="Tabelle2.A"/>
        <table:table-column table:style-name="Tabelle2.B"/>
        <table:table-row table:style-name="TableLine94570953459584">
          <table:table-cell table:style-name="Tabelle2.A1" table:number-columns-spanned="2" office:value-type="string">
            <text:p text:style-name="P35"/>
            <text:p text:style-name="P11"><text:span text:style-name="T5">M</text:span><text:span text:style-name="T6">y</text:span><text:span text:style-name="T5"> Linux </text:span>Dictionary</text:p>
          </table:table-cell>
          <table:covered-table-cell/>
        </table:table-row>
        <table:table-row table:style-name="Tabelle2.2">
          <table:table-cell table:style-name="Tabelle2.A2" office:value-type="string">
            <text:p text:style-name="P6"><text:span text:style-name="T4">u</text:span><text:span text:style-name="T3">dev</text:span></text:p>
          </table:table-cell>
          <table:table-cell table:style-name="Tabelle2.B2" office:value-type="string">
            <text:p text:style-name="P4"><text:span text:style-name="T40">U</text:span>ser-<text:span text:style-name="T40">De</text:span>vice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bash</text:span></text:p>
          </table:table-cell>
          <table:table-cell table:style-name="Tabelle2.B2" office:value-type="string">
            <text:p text:style-name="P4">GNU-Bourne Again Shell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usr</text:span></text:p>
          </table:table-cell>
          <table:table-cell table:style-name="Tabelle2.B2" office:value-type="string">
            <text:p text:style-name="P4"><text:span text:style-name="T40">U</text:span>ser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SUPER-Key</text:span></text:p>
          </table:table-cell>
          <table:table-cell table:style-name="Tabelle2.B2" office:value-type="string">
            <text:p text:style-name="P4"><text:span text:style-name="T40">Keyboard </text:span>Windows-Key</text:p>
          </table:table-cell>
        </table:table-row>
        <text:soft-page-break/>
        <table:table-row table:style-name="TableLine94570953459584">
          <table:table-cell table:style-name="Tabelle2.A2" office:value-type="string">
            <text:p text:style-name="P6"><text:span text:style-name="T3">Nautilus</text:span></text:p>
          </table:table-cell>
          <table:table-cell table:style-name="Tabelle2.B2" office:value-type="string">
            <text:p text:style-name="P4">Default File manager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gedit</text:span></text:p>
          </table:table-cell>
          <table:table-cell table:style-name="Tabelle2.B2" office:value-type="string">
            <text:p text:style-name="P4">GNOME Default text editor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dpkg</text:span></text:p>
          </table:table-cell>
          <table:table-cell table:style-name="Tabelle2.B2" office:value-type="string">
            <text:p text:style-name="P4"><text:span text:style-name="T40">P</text:span>ackage <text:span text:style-name="T40">M</text:span>anager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apt</text:span></text:p>
          </table:table-cell>
          <table:table-cell table:style-name="Tabelle2.B2" office:value-type="string">
            <text:p text:style-name="P4">Advanced-package-tool <text:span text:style-name="T40">(Debian based OS)</text:span>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rpm</text:span></text:p>
          </table:table-cell>
          <table:table-cell table:style-name="Tabelle2.B2" office:value-type="string">
            <text:p text:style-name="P5">Red-hat-package-manager <text:span text:style-name="T40">(Red Hat based OS)</text:span></text:p>
          </table:table-cell>
        </table:table-row>
        <table:table-row table:style-name="TableLine94570953459584">
          <table:table-cell table:style-name="Tabelle2.A2" office:value-type="string">
            <text:p text:style-name="P6"><text:span text:style-name="T3">yast</text:span> </text:p>
          </table:table-cell>
          <table:table-cell table:style-name="Tabelle2.B2" office:value-type="string">
            <text:p text:style-name="P5">Yet-another-setup-tool pc<text:span text:style-name="T40">k</text:span>ge manager <text:span text:style-name="T40">(Open Suse based OS)</text:span> </text:p>
          </table:table-cell>
        </table:table-row>
      </table:table>
      <text:p text:style-name="P9"><text:span text:style-name="T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courier new" svg:font-family="'courier new', courie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7:57:25.086655200</meta:creation-date>
    <dc:date>2022-04-05T23:57:26.105303604</dc:date>
    <meta:editing-duration>PT4H21M25S</meta:editing-duration>
    <meta:editing-cycles>41</meta:editing-cycles>
    <meta:generator>LibreOffice/7.3.2.2$Linux_X86_64 LibreOffice_project/454130fadb9a820d3728b86ccb63c8f359d70528</meta:generator>
    <meta:document-statistic meta:table-count="3" meta:image-count="0" meta:object-count="0" meta:page-count="5" meta:paragraph-count="166" meta:word-count="813" meta:character-count="4610" meta:non-whitespace-character-count="3935"/>
  </office:meta>
</office:document-meta>
</file>